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style:font-name="F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style:font-name="F" fo:font-size="12pt"/>
    </style:style>
  </office:automatic-styles>
  <office:body>
    <office:spreadsheet>
      <table:table table:name="High_Tau" table:style-name="ta1" table:print="false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Cumulative Bad Choice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/>
        </table:table-row>
        <table:table-row table:style-name="ro2">
          <table:table-cell table:style-name="ce2" office:value-type="string">
            <text:p>K-Means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Entropy Block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/>
          <table:table-cell office:value-type="string">
            <text:p>0.270 (0.000)</text:p>
          </table:table-cell>
          <table:table-cell office:value-type="string">
            <text:p>0.262 (0.000)</text:p>
          </table:table-cell>
          <table:table-cell office:value-type="string">
            <text:p>0.270 (0.000)</text:p>
          </table:table-cell>
          <table:table-cell table:style-name="ce7" office:value-type="string">
            <text:p><text:span text:style-name="T2">spectral eblock cosine spectral eblock rb</text:span></text:p>
          </table:table-cell>
        </table:table-row>
        <table:table-row table:style-name="ro1">
          <table:table-cell office:value-type="string">
            <text:p>Ward</text:p>
          </table:table-cell>
          <table:table-cell office:value-type="string">
            <text:p>Euclidian</text:p>
          </table:table-cell>
          <table:table-cell table:style-name="ce5"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0.270 (0.000)</text:p>
          </table:table-cell>
          <table:table-cell office:value-type="string">
            <text:p>0.262 (0.000)</text:p>
          </table:table-cell>
          <table:table-cell office:value-type="string">
            <text:p>0.270 (0.000)</text:p>
          </table:table-cell>
          <table:table-cell/>
        </table:table-row>
        <table:table-row table:style-name="ro1"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style-name="ce6" table:number-columns-repeated="4"/>
          <table:table-cell/>
          <table:table-cell office:value-type="string">
            <text:p>x</text:p>
          </table:table-cell>
          <table:table-cell office:value-type="string">
            <text:p>0.209 (0.030)</text:p>
          </table:table-cell>
          <table:table-cell office:value-type="string">
            <text:p>0.171 (0.043)</text:p>
          </table:table-cell>
          <table:table-cell office:value-type="string">
            <text:p>0.208 (0.030)</text:p>
          </table:table-cell>
          <table:table-cell/>
        </table:table-row>
        <table:table-row table:style-name="ro3">
          <table:table-cell office:value-type="string">
            <text:p>Spectral</text:p>
          </table:table-cell>
          <table:table-cell table:style-name="ce4" office:value-type="string">
            <text:p><text:span text:style-name="T1">Levenstein</text:span>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0.178 (0.000)</text:p>
          </table:table-cell>
          <table:table-cell office:value-type="string">
            <text:p>0.181 (0.000)</text:p>
          </table:table-cell>
          <table:table-cell office:value-type="string">
            <text:p>0.178 (0.000)</text:p>
          </table:table-cell>
          <table:table-cell/>
        </table:table-row>
        <table:table-row table:style-name="ro1"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Cum Bad Choice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0.171 (0.000)</text:p>
          </table:table-cell>
          <table:table-cell office:value-type="string">
            <text:p>0.117 (0.000)</text:p>
          </table:table-cell>
          <table:table-cell office:value-type="string">
            <text:p>0.171 (0.000)</text:p>
          </table:table-cell>
          <table:table-cell/>
        </table:table-row>
        <table:table-row table:style-name="ro1"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 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0.042 (0,000)</text:p>
          </table:table-cell>
          <table:table-cell office:value-type="string">
            <text:p>0.014 (0.000)</text:p>
          </table:table-cell>
          <table:table-cell office:value-type="string">
            <text:p>0.042 (0.000)</text:p>
          </table:table-cell>
          <table:table-cell/>
        </table:table-row>
        <table:table-row table:style-name="ro1">
          <table:table-cell table:style-name="ce3" office:value-type="string">
            <text:p>Average </text:p>
          </table:table-cell>
          <table:table-cell table:style-name="ce2" office:value-type="string">
            <text:p>-</text:p>
          </table:table-cell>
          <table:table-cell table:number-columns-repeated="7" table:style-name="ce3" office:value-type="string">
            <text:p>-</text:p>
          </table:table-cell>
          <table:table-cell table:style-name="ce3" office:value-type="string">
            <text:p>0.139 (0.002)</text:p>
          </table:table-cell>
          <table:table-cell table:style-name="ce3" office:value-type="string">
            <text:p>0.104 (0.003)</text:p>
          </table:table-cell>
          <table:table-cell table:style-name="ce3" office:value-type="string">
            <text:p>0.138 (0.002)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/28/2016</text:date>, <text:time>14:4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8T14:40:15</dc:date>
    <dc:creator>Heinzel Mann</dc:creator>
    <meta:editing-duration>PT6H22M40S</meta:editing-duration>
    <meta:editing-cycles>15</meta:editing-cycles>
    <meta:generator>OpenOffice/4.1.2$Unix OpenOffice.org_project/412m3$Build-9782</meta:generator>
    <meta:document-statistic meta:table-count="1" meta:cell-count="67" meta:object-count="0"/>
  </office:meta>
</office:document-meta>
</file>